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use-window-font-color="true" style:text-outline="false" style:text-line-through-style="none" style:font-name="AssyrianDictionary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font-size="12pt" fo:language="en" fo:country="US" style:font-name-asian="Helvetica" style:font-size-asian="12pt" style:font-name-complex="Helvetica" style:font-size-complex="6.80000019073486pt"/>
    </style:style>
    <style:style style:name="T2" style:family="text">
      <style:text-properties style:use-window-font-color="true" style:font-name="DejaVu Sans" fo:font-size="10pt" fo:language="en" fo:country="GB" style:font-name-asian="Times New Roman" style:language-asian="zxx" style:country-asian="none" style:font-name-complex="DejaVu Sans" style:font-size-complex="5.69999980926514pt"/>
    </style:style>
    <style:style style:name="T3" style:family="text">
      <style:text-properties style:use-window-font-color="true" style:font-name="DejaVu Sans" fo:font-size="10pt" fo:language="en" fo:country="GB" fo:font-style="normal" fo:font-weight="normal" style:font-name-asian="Times New Roman" style:language-asian="zxx" style:country-asian="none" style:font-name-complex="DejaVu Sans" style:font-size-complex="5.69999980926514pt"/>
    </style:style>
    <style:style style:name="T4" style:family="text">
      <style:text-properties fo:language="en" fo:country="GB" style:font-name-asian="Times New Roman" style:language-asian="zxx" style:country-asian="none" style:font-name-complex="DejaVu Sans" style:font-size-complex="5.69999980926514pt"/>
    </style:style>
    <style:style style:name="T5" style:family="text">
      <style:text-properties fo:language="en" fo:country="GB" fo:font-style="normal" fo:font-weight="normal" style:font-name-asian="Times New Roman" style:language-asian="zxx" style:country-asian="none" style:font-name-complex="DejaVu Sans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>
            <text:p><text:s/>&amp;<text:span text:style-name="T1">P412466 </text:span>= BM 0852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#project: obta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#atf: use unicode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#atf: use legacy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#atf: use math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#atf: use mylines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office:value-type="string">
            <text:p>@tablet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table:style-name="ce4" office:value-type="string">
            <text:p>UŠ</text:p>
          </table:table-cell>
          <table:table-cell table:style-name="ce4" office:value-type="string">
            <text:p>SAG [AN.NA]</text:p>
          </table:table-cell>
          <table:table-cell table:style-name="ce4" office:value-type="string">
            <text:p>[SAG]</text:p>
          </table:table-cell>
          <table:table-cell table:style-name="ce4" office:value-type="string">
            <text:p>[GAM]</text:p>
          </table:table-cell>
          <table:table-cell table:style-name="ce4" office:value-type="string">
            <text:p>[SAHAR]</text:p>
          </table:table-cell>
          <table:table-cell table:style-name="ce4" office:value-type="string">
            <text:p>[SAHAR-HI].A#</text:p>
          </table:table-cell>
          <table:table-cell table:style-name="ce4" office:value-type="string">
            <text:p>LÚ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+šiddu[(longer) side]N$šiddum; </text:p>
          </table:table-cell>
          <table:table-cell table:style-name="ce4" office:value-type="string">
            <text:p>+pūtu[forehead//front (side)]N'N$pūtum; +elû[upper]N$elûm; </text:p>
          </table:table-cell>
          <table:table-cell table:style-name="ce4" office:value-type="string">
            <text:p>pūtum[front (side)]N; </text:p>
          </table:table-cell>
          <table:table-cell table:style-name="ce4" office:value-type="string">
            <text:p>+šuplu[depth]N$šuplum; </text:p>
          </table:table-cell>
          <table:table-cell table:style-name="ce4" office:value-type="string">
            <text:p>+eperu[earth//volume]N'N$eperum; </text:p>
          </table:table-cell>
          <table:table-cell table:style-name="ce4" office:value-type="string">
            <text:p>+eperu[earth//volume]N'N$eperū; </text:p>
          </table:table-cell>
          <table:table-cell table:style-name="ce4" office:value-type="string">
            <text:p>+awīlu[man]N$awīlum</text:p>
          </table:table-cell>
          <table:table-cell table:number-columns-repeated="1016"/>
        </table:table-row>
        <table:table-row table:style-name="ro2">
          <table:table-cell office:value-type="string">
            <text:p>#note: I am indebted to Zsombor Földi for many improvements in the reading of this text.</text:p>
          </table:table-cell>
          <table:table-cell table:number-columns-repeated="255"/>
          <table:table-cell table:style-name="Default" table:number-columns-repeated="768"/>
        </table:table-row>
        <table:table-row table:style-name="ro2">
          <table:table-cell office:value-type="string">
            <text:p>2.</text:p>
          </table:table-cell>
          <table:table-cell table:style-name="ce4" office:value-type="string">
            <text:p>40</text:p>
          </table:table-cell>
          <table:table-cell table:style-name="ce4" office:value-type="string">
            <text:p>15#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x] SAR#</text:p>
          </table:table-cell>
          <table:table-cell table:style-name="ce4" office:value-type="string">
            <text:p>iš-tu ša DUMU.MUNUS i-šar-li!-im! ; [...] $DIRI ša DINGIR-šu-ba-ni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mūšar[unit]N; </text:p>
          </table:table-cell>
          <table:table-cell table:style-name="ce4" office:value-type="string">
            <text:p>ištu[from]PRP; ša[that]REL; +mārtu[daughter]N$mārat; +Išar-Lim[]PN$; u; u; ša[of]DET; +Ilšu-bani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</text:p>
          </table:table-cell>
          <table:table-cell table:style-name="ce4" office:value-type="string">
            <text:p>3.35#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1(IKU)]{gana₂#} 11.2/3 &lt;SAR&gt;</text:p>
          </table:table-cell>
          <table:table-cell table:style-name="ce4" office:value-type="string">
            <text:p>a-di EG₂ ša ; mu#-ha#-ad-di-im?!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n; n; mūšar[unit]N; </text:p>
          </table:table-cell>
          <table:table-cell table:style-name="ce4" office:value-type="string">
            <text:p>adi[as far as]PRP; +īku[dyke]N$īkim; ša[of]DET; +Muhaddum[]PN$Muhaddim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.</text:p>
          </table:table-cell>
          <table:table-cell table:style-name="ce4" office:value-type="string">
            <text:p>2#.30#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1(IKU){gana₂} 5.2/3 &lt;SAR&gt;</text:p>
          </table:table-cell>
          <table:table-cell table:style-name="ce4" office:value-type="string">
            <text:p>1-KAM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n; n; mūšar[unit]N; </text:p>
          </table:table-cell>
          <table:table-cell table:style-name="ce4" office:value-type="string">
            <text:p>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</text:p>
          </table:table-cell>
          <table:table-cell table:style-name="ce4" office:value-type="string">
            <text:p>30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10 SAR</text:p>
          </table:table-cell>
          <table:table-cell table:style-name="ce4" office:value-type="string">
            <text:p>2-KAM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n; mūšar[unit]N; </text:p>
          </table:table-cell>
          <table:table-cell table:style-name="ce4" office:value-type="string">
            <text:p>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6.</text:p>
          </table:table-cell>
          <table:table-cell table:style-name="ce4" office:value-type="string">
            <text:p>10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5.5/6 &lt;SAR&gt;</text:p>
          </table:table-cell>
          <table:table-cell table:style-name="ce4" office:value-type="string">
            <text:p>&lt;3-KAM&gt;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n; mūšar[unit]N; </text:p>
          </table:table-cell>
          <table:table-cell table:style-name="ce4" office:value-type="string">
            <text:p>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7. </text:p>
          </table:table-cell>
          <table:table-cell table:style-name="ce4" office:value-type="string" table:number-columns-spanned="6" table:number-rows-spanned="1">
            <text:p>7.25# [NINDA UŠ ...] SAR# 2.1/2 GÍN a-di na-ba-hu# [(...)]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#lem: </text:p>
          </table:table-cell>
          <table:table-cell table:style-name="ce4" office:value-type="string" table:number-columns-spanned="6" table:number-rows-spanned="1">
            <text:p>n; +nindanu[unit]N$nindan; +šiddu[(longer) side]N$šiddim; u; mūšar[unit]N; n; šiqil[unit]N; +adi[until//as far as]PRP'PRP$; +Nabahu[]GN$; u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8.</text:p>
          </table:table-cell>
          <table:table-cell table:style-name="ce4" office:value-type="string">
            <text:p>3#.15# <text:s text:c="2"/></text:p>
          </table:table-cell>
          <table:table-cell table:style-name="ce4" office:value-type="string">
            <text:p>20#</text:p>
          </table:table-cell>
          <table:table-cell table:style-name="ce4" office:value-type="string">
            <text:p>15#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 table:number-columns-spanned="2" table:number-rows-spanned="1">
            <text:p>1(IKU){gana₂} 13.2/3 SAR 5 GIN₂ ; ša# {d#}AMAR#.UTU#-mu#-[ša-lim]</text:p>
          </table:table-cell>
          <table:covered-table-cell table:style-name="ce4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 table:number-columns-spanned="2" table:number-rows-spanned="1">
            <text:p>n; n; mūšar[unit]N; n; šiqil[unit]N; ša[of]DET; +Marduk-mušallim[]PN$</text:p>
          </table:table-cell>
          <table:covered-table-cell table:style-name="ce4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9.</text:p>
          </table:table-cell>
          <table:table-cell table:style-name="ce4" office:value-type="string">
            <text:p>1.40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 SAR</text:p>
          </table:table-cell>
          <table:table-cell table:style-name="ce4" office:value-type="string">
            <text:p>[...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mūšar[unit]N; </text:p>
          </table:table-cell>
          <table:table-cell table:style-name="ce4" office:value-type="string">
            <text:p>u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everal lines missing</text:p>
          </table:table-cell>
          <table:table-cell table:number-columns-repeated="1023"/>
        </table:table-row>
        <table:table-row table:style-name="ro2">
          <table:table-cell office:value-type="string">
            <text:p>1'.</text:p>
          </table:table-cell>
          <table:table-cell table:style-name="ce4" office:value-type="string">
            <text:p>3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1.30 &lt;KUŠ₃&gt;</text:p>
          </table:table-cell>
          <table:table-cell table:style-name="ce8" office:value-type="string">
            <text:p><text:span text:style-name="T4">⸢</text:span><text:span text:style-name="T5">26.15⸣ <text:s text:c="7"/></text:span></text:p>
          </table:table-cell>
          <table:table-cell table:style-name="ce4" office:value-type="string">
            <text:p>1(IKU){gana₂} 18.1/3 [SAR]</text:p>
          </table:table-cell>
          <table:table-cell table:style-name="ce4" office:value-type="string">
            <text:p>[...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+ammatu[forearm//unit]N'N$ammat; </text:p>
          </table:table-cell>
          <table:table-cell table:style-name="ce6" office:value-type="string">
            <text:p>n; </text:p>
          </table:table-cell>
          <table:table-cell table:style-name="ce4" office:value-type="string">
            <text:p>n; n; mūšar[unit]N; </text:p>
          </table:table-cell>
          <table:table-cell table:style-name="ce4" office:value-type="string">
            <text:p>u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'.</text:p>
          </table:table-cell>
          <table:table-cell table:style-name="ce4" office:value-type="string">
            <text:p>3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($ erasure $)</text:p>
          </table:table-cell>
          <table:table-cell table:style-name="ce4" office:value-type="string">
            <text:p>1 &lt;KUŠ₃&gt;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1(IKU){gana₂}</text:p>
          </table:table-cell>
          <table:table-cell table:style-name="ce4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ammat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'.</text:p>
          </table:table-cell>
          <table:table-cell table:style-name="Default"/>
          <table:table-cell table:style-name="ce4" office:value-type="string" table:number-columns-spanned="5" table:number-rows-spanned="1">
            <text:p>9.10 NINDA UŠ 2(IKU){gana₂} 33.1/2 SAR SAHAR-HI.A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style-name="ce4" office:value-type="string" table:number-columns-spanned="5" table:number-rows-spanned="1">
            <text:p>n; +nindanu[unit]N$nindan; +šiddu[(longer) side]N$šiddim; n; n; mūšar[unit]N; +eperu[earth//volume]N'N$eperī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'.</text:p>
          </table:table-cell>
          <table:table-cell table:style-name="Default"/>
          <table:table-cell table:style-name="ce5" office:value-type="string" table:number-columns-spanned="5" table:number-rows-spanned="1">
            <text:p>iš-tu ša ha-ṭi-mu-a-bi-im a-di A.AB.BA $AL?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style-name="ce5" office:value-type="string" table:number-columns-spanned="5" table:number-rows-spanned="1">
            <text:p>ištu[from]PRP; ša[that]REL; +Haṭimu-abim[]PN$; adi[as far as]PRP; +tiāmtu[sea//marsh]N'N$tiāmtim; u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'.</text:p>
          </table:table-cell>
          <table:table-cell table:style-name="Default"/>
          <table:table-cell table:style-name="ce5" office:value-type="string" table:number-columns-spanned="5" table:number-rows-spanned="1">
            <text:p>1/3 DANNA!(KASKAL) 4.20 NINDA UŠ ($ erasure $)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style-name="ce5" office:value-type="string" table:number-columns-spanned="5" table:number-rows-spanned="1">
            <text:p>n; bēr[unit]N; n; nindan[unit]N; šiddim[(longer) side]N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reverse</text:p>
          </table:table-cell>
          <table:table-cell table:style-name="ce5"/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 office:value-type="string">
            <text:p>1.</text:p>
          </table:table-cell>
          <table:table-cell table:style-name="Default"/>
          <table:table-cell table:number-columns-repeated="2"/>
          <table:table-cell table:style-name="ce5" office:value-type="string" table:number-columns-spanned="4" table:number-rows-spanned="1">
            <text:p>1(EŠE₃) 1/2(IKU){gana₂} 1.1/2 SAR 2.1/2 GÍN &lt;SAHAR&gt;-HI.A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number-columns-repeated="2"/>
          <table:table-cell table:style-name="ce5" office:value-type="string" table:number-columns-spanned="4" table:number-rows-spanned="1">
            <text:p>n; n; n; mūšar[unit]N; n; šiqil[unit]N; +eperu[earth//volume]N'N$eperī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.</text:p>
          </table:table-cell>
          <table:table-cell table:style-name="ce5" office:value-type="string" table:number-columns-spanned="7" table:number-rows-spanned="1">
            <text:p>iš-tu A.ŠÀ DUMU.MUNUS i-šar-li-im a-di a-ta-pu ša ia-[...]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 table:number-columns-spanned="7" table:number-rows-spanned="1">
            <text:p>ištu[from]PRP; eqel[field]N; mārat[daughter]N; Išar-Lim[1]PN; adi[as far as]PRP; +atappu[(small) canal]N$atappu; ša[of]DET; +Ya-xxx[]PN$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2 &lt;KUŠ₃&gt;</text:p>
          </table:table-cell>
          <table:table-cell table:style-name="ce4" office:value-type="string">
            <text:p>37.30</text:p>
          </table:table-cell>
          <table:table-cell table:style-name="ce4" office:value-type="string">
            <text:p>SAHAR-HI.A 1-KAM</text:p>
          </table:table-cell>
          <table:table-cell table:number-columns-repeated="1017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ammat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eperū[volume]N; n</text:p>
          </table:table-cell>
          <table:table-cell table:number-columns-repeated="1017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. |</text:p>
          </table:table-cell>
          <table:table-cell table:style-name="ce6" office:value-type="string">
            <text:p><text:span text:style-name="T2">⸢</text:span><text:span text:style-name="T3">x x x A-ŠÀ-HI.A⸣ [...]</text:span>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6" office:value-type="string">
            <text:p>u; u; u; +eqlu[field]N$eqlētu; u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line traces</text:p>
          </table:table-cell>
          <table:table-cell table:style-name="ce6"/>
          <table:table-cell table:number-columns-repeated="1022"/>
        </table:table-row>
        <table:table-row table:style-name="ro2">
          <table:table-cell office:value-type="string">
            <text:p>$ several lines missing</text:p>
          </table:table-cell>
          <table:table-cell table:number-columns-repeated="1023"/>
        </table:table-row>
        <table:table-row table:style-name="ro2">
          <table:table-cell office:value-type="string">
            <text:p>1'.</text:p>
          </table:table-cell>
          <table:table-cell table:style-name="ce4" office:value-type="string">
            <text:p>2#.22#.30#</text:p>
          </table:table-cell>
          <table:table-cell table:style-name="ce4" office:value-type="string">
            <text:p>15#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Default" office:value-type="string">
            <text:p>[...]</text:p>
          </table:table-cell>
          <table:table-cell table:style-name="ce4" office:value-type="string">
            <text:p>[1].35# SAR# 57#.[1/2 GÍN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Default" office:value-type="string">
            <text:p>u; </text:p>
          </table:table-cell>
          <table:table-cell table:style-name="ce4" office:value-type="string">
            <text:p>n; mūšar[unit]N; n; šiqil[unit]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'.</text:p>
          </table:table-cell>
          <table:table-cell table:style-name="ce4" office:value-type="string">
            <text:p>1.20</text:p>
          </table:table-cell>
          <table:table-cell table:style-name="ce4" office:value-type="string">
            <text:p>15#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Default" office:value-type="string">
            <text:p>[...]</text:p>
          </table:table-cell>
          <table:table-cell table:style-name="ce4" office:value-type="string">
            <text:p>[n(IKU)]{gana₂} 7.5/6 &lt;SAR&gt; 5 GIN₂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Default" office:value-type="string">
            <text:p>u; </text:p>
          </table:table-cell>
          <table:table-cell table:style-name="ce4" office:value-type="string">
            <text:p>n; n; mūšar[unit]N; n; šiqil[unit]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'.</text:p>
          </table:table-cell>
          <table:table-cell table:style-name="ce4" office:value-type="string">
            <text:p>4.35</text:p>
          </table:table-cell>
          <table:table-cell table:style-name="ce4" office:value-type="string">
            <text:p>15#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a-di ap-sa-tim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adi[as far as]PRP; +Apsatum[]GN$Apsatim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'.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Default" office:value-type="string">
            <text:p>[...]</text:p>
          </table:table-cell>
          <table:table-cell table:style-name="ce4" office:value-type="string">
            <text:p>1(IKU){gana₂} 15# SAR# a-di A.ŠÀ {d}&lt;AMAR&gt;.UTU-mu-ša-lim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; </text:p>
          </table:table-cell>
          <table:table-cell table:style-name="Default" office:value-type="string">
            <text:p>u; </text:p>
          </table:table-cell>
          <table:table-cell table:style-name="ce4" office:value-type="string">
            <text:p>n; n; mūšar[unit]N; adi[as far as]PRP; eqel[field]N; +Marduk-mušallim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'.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2#</text:p>
          </table:table-cell>
          <table:table-cell table:style-name="ce4" office:value-type="string">
            <text:p>35#</text:p>
          </table:table-cell>
          <table:table-cell table:style-name="ce4" office:value-type="string">
            <text:p>&lt;1&gt;.21.2/3 SAR</text:p>
          </table:table-cell>
          <table:table-cell table:style-name="ce4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mūšar[unit]N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6'.</text:p>
          </table:table-cell>
          <table:table-cell table:style-name="Default"/>
          <table:table-cell table:style-name="ce4" office:value-type="string" table:number-columns-spanned="6" table:number-rows-spanned="1">
            <text:p>1/2 DANNA!(KASKAL) 4!(14).47.30 NINDA UŠ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style-name="ce4" office:value-type="string" table:number-columns-spanned="6" table:number-rows-spanned="1">
            <text:p>n; bēr[unit]N; n; nindan[unit]N; šiddim[(longer) side]N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7'.</text:p>
          </table:table-cell>
          <table:table-cell table:style-name="Default"/>
          <table:table-cell/>
          <table:table-cell table:style-name="ce5" office:value-type="string" table:number-columns-spanned="5" table:number-rows-spanned="1">
            <text:p>1(EŠE₃) 3(IKU) 1/2(IKU).&lt;&lt;20&gt;&gt;{gana₂} 8 SAR SAHAR-HI.A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/>
          <table:table-cell table:style-name="ce5" office:value-type="string" table:number-columns-spanned="5" table:number-rows-spanned="1">
            <text:p>n; n; n; n; mūšar[unit]N; eperī[volume]N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8'.</text:p>
          </table:table-cell>
          <table:table-cell table:style-name="Default"/>
          <table:table-cell table:number-columns-repeated="2"/>
          <table:table-cell table:style-name="ce5" office:value-type="string" table:number-columns-spanned="4" table:number-rows-spanned="1">
            <text:p>SAHAR-HI.A pil₂-kum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number-columns-repeated="2"/>
          <table:table-cell table:style-name="ce5" office:value-type="string" table:number-columns-spanned="4" table:number-rows-spanned="1">
            <text:p>eperū[volume]N; +pilku[demarcated zone]N$pilkum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op</text:p>
          </table:table-cell>
          <table:table-cell table:style-name="ce7"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6"/>
        </table:table-row>
        <table:table-row table:style-name="ro2">
          <table:table-cell office:value-type="string">
            <text:p>1.</text:p>
          </table:table-cell>
          <table:table-cell table:style-name="ce5" office:value-type="string" table:number-columns-spanned="7" table:number-rows-spanned="1">
            <text:p>{iti}APIN.DU₈.A U₄ 27-KAM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 table:number-columns-spanned="7" table:number-rows-spanned="1">
            <text:p>+Arahsamnu[]MN$Arahsamnum; ūm[day]N; n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.</text:p>
          </table:table-cell>
          <table:table-cell table:style-name="ce5" office:value-type="string" table:number-columns-spanned="7" table:number-rows-spanned="1">
            <text:p>%s mu {ŋeš}tukul &lt;&lt;šu&gt;&gt; šu-nir kug-sig₁₇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 table:number-columns-spanned="7" table:number-rows-spanned="1">
            <text:p>mu[year]; tukul[weapon]; šunir[emblem]; kugsig[gold]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Length</text:p>
          </table:table-cell>
          <table:table-cell office:value-type="string">
            <text:p>[Upper] width</text:p>
          </table:table-cell>
          <table:table-cell office:value-type="string">
            <text:p>[Width]</text:p>
          </table:table-cell>
          <table:table-cell office:value-type="string">
            <text:p>[Depth]</text:p>
          </table:table-cell>
          <table:table-cell table:number-columns-repeated="2" office:value-type="string">
            <text:p>[Volume]</text:p>
          </table:table-cell>
          <table:table-cell office:value-type="string">
            <text:p>Man</text:p>
          </table:table-cell>
          <table:table-cell table:number-columns-repeated="1016"/>
        </table:table-row>
        <table:table-row table:style-name="ro2">
          <table:table-cell office:value-type="string">
            <text:p>2.</text:p>
          </table:table-cell>
          <table:table-cell office:value-type="string">
            <text:p>40</text:p>
          </table:table-cell>
          <table:table-cell office:value-type="string">
            <text:p>0;15</text:p>
          </table:table-cell>
          <table:table-cell table:number-columns-repeated="3" office:value-type="string">
            <text:p>[...]</text:p>
          </table:table-cell>
          <table:table-cell office:value-type="string">
            <text:p>[x] @sar</text:p>
          </table:table-cell>
          <table:table-cell office:value-type="string">
            <text:p>From that of Išar-Lim's daughter [...] ... of Ilšu-bani</text:p>
          </table:table-cell>
          <table:table-cell table:number-columns-repeated="1016"/>
        </table:table-row>
        <table:table-row table:style-name="ro2">
          <table:table-cell office:value-type="string">
            <text:p>3.</text:p>
          </table:table-cell>
          <table:table-cell office:value-type="string">
            <text:p>215</text:p>
          </table:table-cell>
          <table:table-cell table:number-columns-repeated="4" office:value-type="string">
            <text:p>[...]</text:p>
          </table:table-cell>
          <table:table-cell office:value-type="string">
            <text:p>[1] @iku 11 2/3 @sar</text:p>
          </table:table-cell>
          <table:table-cell office:value-type="string">
            <text:p>As far as Muhaddum's dyke</text:p>
          </table:table-cell>
          <table:table-cell table:number-columns-repeated="1016"/>
        </table:table-row>
        <table:table-row table:style-name="ro2">
          <table:table-cell office:value-type="string">
            <text:p>4.</text:p>
          </table:table-cell>
          <table:table-cell office:value-type="string">
            <text:p>150</text:p>
          </table:table-cell>
          <table:table-cell table:number-columns-repeated="4" office:value-type="string">
            <text:p>[...]</text:p>
          </table:table-cell>
          <table:table-cell office:value-type="string">
            <text:p>1 @iku 5 2/3 @sar</text:p>
          </table:table-cell>
          <table:table-cell office:value-type="string">
            <text:p>First</text:p>
          </table:table-cell>
          <table:table-cell table:number-columns-repeated="1016"/>
        </table:table-row>
        <table:table-row table:style-name="ro2">
          <table:table-cell office:value-type="string">
            <text:p>5.</text:p>
          </table:table-cell>
          <table:table-cell office:value-type="string">
            <text:p>30</text:p>
          </table:table-cell>
          <table:table-cell table:number-columns-repeated="4" office:value-type="string">
            <text:p>[...]</text:p>
          </table:table-cell>
          <table:table-cell office:value-type="string">
            <text:p>10 @sar</text:p>
          </table:table-cell>
          <table:table-cell office:value-type="string">
            <text:p>Second</text:p>
          </table:table-cell>
          <table:table-cell table:number-columns-repeated="1016"/>
        </table:table-row>
        <table:table-row table:style-name="ro2">
          <table:table-cell office:value-type="string">
            <text:p>6.</text:p>
          </table:table-cell>
          <table:table-cell office:value-type="string">
            <text:p>10</text:p>
          </table:table-cell>
          <table:table-cell table:number-columns-repeated="4" office:value-type="string">
            <text:p>[...]</text:p>
          </table:table-cell>
          <table:table-cell office:value-type="string">
            <text:p>5 5/6 @sar</text:p>
          </table:table-cell>
          <table:table-cell office:value-type="string">
            <text:p>&lt;Third&gt;</text:p>
          </table:table-cell>
          <table:table-cell table:number-columns-repeated="1016"/>
        </table:table-row>
        <table:table-row table:style-name="ro2">
          <table:table-cell office:value-type="string">
            <text:p>7. </text:p>
          </table:table-cell>
          <table:table-cell office:value-type="string" table:number-columns-spanned="7" table:number-rows-spanned="1">
            <text:p>445 [rods length ...] @sar 2 1/2 shekels, as far as @?Nabahu?@ [(...)]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8.</text:p>
          </table:table-cell>
          <table:table-cell office:value-type="string">
            <text:p>195</text:p>
          </table:table-cell>
          <table:table-cell office:value-type="string">
            <text:p>0;20</text:p>
          </table:table-cell>
          <table:table-cell office:value-type="string">
            <text:p>0;15</text:p>
          </table:table-cell>
          <table:table-cell table:number-columns-repeated="2" office:value-type="string">
            <text:p>[...]</text:p>
          </table:table-cell>
          <table:table-cell office:value-type="string">
            <text:p>1 @iku 13 2/3 @sar 5 shekels</text:p>
          </table:table-cell>
          <table:table-cell office:value-type="string">
            <text:p>Of Marduk-mušallim</text:p>
          </table:table-cell>
          <table:table-cell table:number-columns-repeated="1016"/>
        </table:table-row>
        <table:table-row table:style-name="ro2">
          <table:table-cell office:value-type="string">
            <text:p>9.</text:p>
          </table:table-cell>
          <table:table-cell office:value-type="string">
            <text:p>100</text:p>
          </table:table-cell>
          <table:table-cell table:number-columns-repeated="4" office:value-type="string">
            <text:p>[...]</text:p>
          </table:table-cell>
          <table:table-cell office:value-type="string">
            <text:p>[...] @sar</text:p>
          </table:table-cell>
          <table:table-cell office:value-type="string">
            <text:p>[...]</text:p>
          </table:table-cell>
          <table:table-cell table:number-columns-repeated="1016"/>
        </table:table-row>
        <table:table-row table:style-name="ro2">
          <table:table-cell office:value-type="string">
            <text:p>$ several lines missing</text:p>
          </table:table-cell>
          <table:table-cell table:number-columns-repeated="1023"/>
        </table:table-row>
        <table:table-row table:style-name="ro2">
          <table:table-cell office:value-type="string">
            <text:p>1'.</text:p>
          </table:table-cell>
          <table:table-cell office:value-type="string">
            <text:p>3</text:p>
          </table:table-cell>
          <table:table-cell office:value-type="string">
            <text:p>0;20</text:p>
          </table:table-cell>
          <table:table-cell office:value-type="string">
            <text:p>0;15</text:p>
          </table:table-cell>
          <table:table-cell office:value-type="string">
            <text:p>1;30 cubits</text:p>
          </table:table-cell>
          <table:table-cell office:value-type="string">
            <text:p>0;26 15</text:p>
          </table:table-cell>
          <table:table-cell office:value-type="string">
            <text:p>1 @iku 18 1/3 @sar</text:p>
          </table:table-cell>
          <table:table-cell office:value-type="string">
            <text:p>[...]</text:p>
          </table:table-cell>
          <table:table-cell table:number-columns-repeated="1016"/>
        </table:table-row>
        <table:table-row table:style-name="ro2">
          <table:table-cell office:value-type="string">
            <text:p>2'.</text:p>
          </table:table-cell>
          <table:table-cell office:value-type="string">
            <text:p>3</text:p>
          </table:table-cell>
          <table:table-cell office:value-type="string">
            <text:p>0;20</text:p>
          </table:table-cell>
          <table:table-cell/>
          <table:table-cell office:value-type="string">
            <text:p>1 cubit</text:p>
          </table:table-cell>
          <table:table-cell office:value-type="string">
            <text:p>0;20</text:p>
          </table:table-cell>
          <table:table-cell office:value-type="string">
            <text:p>1 @iku</text:p>
          </table:table-cell>
          <table:table-cell table:number-columns-repeated="1017"/>
        </table:table-row>
        <table:table-row table:style-name="ro2">
          <table:table-cell office:value-type="string">
            <text:p>3'.</text:p>
          </table:table-cell>
          <table:table-cell table:style-name="Default"/>
          <table:table-cell office:value-type="string" table:number-columns-spanned="6" table:number-rows-spanned="1">
            <text:p>550 rods length, 2 @iku 33 1/3 @sar volume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>
            <text:p>4'.</text:p>
          </table:table-cell>
          <table:table-cell/>
          <table:table-cell office:value-type="string" table:number-columns-spanned="6" table:number-rows-spanned="1">
            <text:p>From that of @?Haṭimu-abim?@ as far as the sea ...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>
            <text:p>5'.</text:p>
          </table:table-cell>
          <table:table-cell/>
          <table:table-cell office:value-type="string" table:number-columns-spanned="6" table:number-rows-spanned="1">
            <text:p>1/3 league 260 rods length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table:number-columns-repeated="3"/>
          <table:table-cell office:value-type="string" table:number-columns-spanned="4" table:number-rows-spanned="1">
            <text:p>6 1/2 @iku 1 1/2 @sar 2 1/2 shekels volume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7" table:number-rows-spanned="1">
            <text:p>From the field of Išar-Lim's daughter as far as Ya-[...]'s little canal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3.</text:p>
          </table:table-cell>
          <table:table-cell office:value-type="string">
            <text:p>3</text:p>
          </table:table-cell>
          <table:table-cell office:value-type="string">
            <text:p>0;15</text:p>
          </table:table-cell>
          <table:table-cell office:value-type="string">
            <text:p>0;10</text:p>
          </table:table-cell>
          <table:table-cell office:value-type="string">
            <text:p>2 cunits</text:p>
          </table:table-cell>
          <table:table-cell office:value-type="string">
            <text:p>0;37 30</text:p>
          </table:table-cell>
          <table:table-cell office:value-type="string">
            <text:p>First volume</text:p>
          </table:table-cell>
          <table:table-cell table:number-columns-repeated="1017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7" table:number-rows-spanned="1">
            <text:p>... fields [...]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$ 1 line traces</text:p>
          </table:table-cell>
          <table:table-cell table:number-columns-repeated="1023"/>
        </table:table-row>
        <table:table-row table:style-name="ro2">
          <table:table-cell office:value-type="string">
            <text:p>$ several lines missing</text:p>
          </table:table-cell>
          <table:table-cell table:number-columns-repeated="1023"/>
        </table:table-row>
        <table:table-row table:style-name="ro2">
          <table:table-cell office:value-type="string">
            <text:p>1'.</text:p>
          </table:table-cell>
          <table:table-cell office:value-type="string">
            <text:p>142.5</text:p>
          </table:table-cell>
          <table:table-cell office:value-type="string">
            <text:p>0;15</text:p>
          </table:table-cell>
          <table:table-cell table:number-columns-repeated="4" office:value-type="string">
            <text:p>[...]</text:p>
          </table:table-cell>
          <table:table-cell office:value-type="string">
            <text:p>95 @sar 57 1/2 [shekels]</text:p>
          </table:table-cell>
          <table:table-cell table:number-columns-repeated="1016"/>
        </table:table-row>
        <table:table-row table:style-name="ro2">
          <table:table-cell office:value-type="string">
            <text:p>2'.</text:p>
          </table:table-cell>
          <table:table-cell office:value-type="string">
            <text:p>80</text:p>
          </table:table-cell>
          <table:table-cell office:value-type="string">
            <text:p>0;15</text:p>
          </table:table-cell>
          <table:table-cell table:number-columns-repeated="4" office:value-type="string">
            <text:p>[...]</text:p>
          </table:table-cell>
          <table:table-cell office:value-type="string">
            <text:p>[...] @iku 7 5/6 @sar 5 shekels</text:p>
          </table:table-cell>
          <table:table-cell table:number-columns-repeated="1016"/>
        </table:table-row>
        <table:table-row table:style-name="ro2">
          <table:table-cell office:value-type="string">
            <text:p>3'.</text:p>
          </table:table-cell>
          <table:table-cell office:value-type="string">
            <text:p>275</text:p>
          </table:table-cell>
          <table:table-cell office:value-type="string">
            <text:p>0;15</text:p>
          </table:table-cell>
          <table:table-cell table:number-columns-repeated="4" office:value-type="string">
            <text:p>[...]</text:p>
          </table:table-cell>
          <table:table-cell office:value-type="string">
            <text:p>As far as @?Apsatum?@</text:p>
          </table:table-cell>
          <table:table-cell table:number-columns-repeated="1016"/>
        </table:table-row>
        <table:table-row table:style-name="ro2">
          <table:table-cell office:value-type="string">
            <text:p>4'.</text:p>
          </table:table-cell>
          <table:table-cell office:value-type="string">
            <text:p>5</text:p>
          </table:table-cell>
          <table:table-cell table:number-columns-repeated="5" office:value-type="string">
            <text:p>[...]</text:p>
          </table:table-cell>
          <table:table-cell office:value-type="string">
            <text:p>1 @iku 15 sar as far as @?Marduk?@-mušallim's field</text:p>
          </table:table-cell>
          <table:table-cell table:number-columns-repeated="1016"/>
        </table:table-row>
        <table:table-row table:style-name="ro2">
          <table:table-cell office:value-type="string">
            <text:p>5'.</text:p>
          </table:table-cell>
          <table:table-cell office:value-type="string">
            <text:p>40</text:p>
          </table:table-cell>
          <table:table-cell office:value-type="string">
            <text:p>0;20</text:p>
          </table:table-cell>
          <table:table-cell office:value-type="string">
            <text:p>[...]</text:p>
          </table:table-cell>
          <table:table-cell office:value-type="string">
            <text:p>2 cubits</text:p>
          </table:table-cell>
          <table:table-cell office:value-type="string">
            <text:p>0;35#</text:p>
          </table:table-cell>
          <table:table-cell office:value-type="string">
            <text:p>81 2/3 @sar</text:p>
          </table:table-cell>
          <table:table-cell table:number-columns-repeated="1017"/>
        </table:table-row>
        <table:table-row table:style-name="ro2">
          <table:table-cell office:value-type="string">
            <text:p>6'.</text:p>
          </table:table-cell>
          <table:table-cell/>
          <table:table-cell office:value-type="string" table:number-columns-spanned="6" table:number-rows-spanned="1">
            <text:p>1/2 league 287 1/2 rods length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>
            <text:p>7'.</text:p>
          </table:table-cell>
          <table:table-cell table:number-columns-repeated="2"/>
          <table:table-cell office:value-type="string" table:number-columns-spanned="5" table:number-rows-spanned="1">
            <text:p>9 1/2 @iku 8 @sar volume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office:value-type="string">
            <text:p>8'.</text:p>
          </table:table-cell>
          <table:table-cell table:number-columns-repeated="3"/>
          <table:table-cell office:value-type="string" table:number-columns-spanned="4" table:number-rows-spanned="1">
            <text:p>Volume in the demarcated sector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office:value-type="string">
            <text:p>@top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7" table:number-rows-spanned="1">
            <text:p>Arahsamnum (Month VIII), day 27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7" table:number-rows-spanned="1">
            <text:p>Year: the gold weapon-emblem.</text:p>
          </table:table-cell>
          <table:covered-table-cell table:number-columns-repeated="6"/>
          <table:table-cell table:number-columns-repeated="1016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2">12/01/2013</text:date>, <text:time>22:3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8-17T11:42:34</meta:creation-date>
    <dc:date>2013-01-12T22:30:23</dc:date>
    <meta:editing-duration>PT04H28M49S</meta:editing-duration>
    <meta:editing-cycles>41</meta:editing-cycles>
    <meta:generator>NeoOffice/3.2.1$Unix OpenOffice.org_project/Patch 8</meta:generator>
    <dc:creator>Eleanor Robson</dc:creator>
    <meta:document-statistic meta:table-count="3" meta:cell-count="465" meta:object-count="0"/>
  </office:meta>
</office:document-meta>
</file>